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E00000383FD6ACABF994973B6.png" manifest:media-type="image/png"/>
  <manifest:file-entry manifest:full-path="Pictures/100000010000012D000000EFDB84047AB24E4848.png" manifest:media-type="image/png"/>
  <manifest:file-entry manifest:full-path="Pictures/100000010000062C000001BA97563E0D9F415D24.png" manifest:media-type="image/png"/>
  <manifest:file-entry manifest:full-path="Pictures/100000010000065B00000302A7BE5EBE59D11102.png" manifest:media-type="image/png"/>
  <manifest:file-entry manifest:full-path="Pictures/10000001000001550000006CDFD180591DB105E7.png" manifest:media-type="image/png"/>
  <manifest:file-entry manifest:full-path="Pictures/10000001000001BF000001AFB63A13D966BD35DF.png" manifest:media-type="image/png"/>
  <manifest:file-entry manifest:full-path="Pictures/1000000100000634000002458A9D06AA477907EB.png" manifest:media-type="image/png"/>
  <manifest:file-entry manifest:full-path="Pictures/10000001000004EC000002C3890F684AFA5F50C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392ee" officeooo:paragraph-rsid="000392ee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0392ee" officeooo:paragraph-rsid="000392ee"/>
    </style:style>
    <style:style style:name="P3" style:family="paragraph" style:parent-style-name="Standard">
      <style:paragraph-properties fo:text-align="start" style:justify-single-word="false" fo:break-before="page"/>
      <style:text-properties fo:language="ru" fo:country="RU" officeooo:rsid="000392ee" officeooo:paragraph-rsid="000392ee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04a1d3" officeooo:paragraph-rsid="0004a1d3"/>
    </style:style>
    <style:style style:name="P5" style:family="paragraph" style:parent-style-name="Standard">
      <style:paragraph-properties fo:text-align="start" style:justify-single-word="false" fo:break-before="page"/>
      <style:text-properties fo:language="ru" fo:country="RU" officeooo:rsid="0004a1d3" officeooo:paragraph-rsid="0004a1d3"/>
    </style:style>
    <style:style style:name="P6" style:family="paragraph" style:parent-style-name="Standard">
      <style:paragraph-properties fo:text-align="start" style:justify-single-word="false" fo:break-before="page"/>
      <style:text-properties fo:language="en" fo:country="US" officeooo:rsid="0003f24a" officeooo:paragraph-rsid="0003f24a"/>
    </style:style>
    <style:style style:name="T1" style:family="text">
      <style:text-properties officeooo:rsid="0004a1d3"/>
    </style:style>
    <style:style style:name="T2" style:family="text">
      <style:text-properties fo:language="ru" fo:country="RU" officeooo:rsid="0004a1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3</text:p>
      <text:p text:style-name="P1">Ничипорук</text:p>
      <text:p text:style-name="P1"/>
      <text:p text:style-name="P2">1)</text:p>
      <text:p text:style-name="P2"><draw:frame draw:style-name="fr3" draw:name="Image1" text:anchor-type="as-char" svg:width="6.9252in" svg:height="3.8571in" draw:z-index="0"><draw:image xlink:href="Pictures/100000010000064E00000383FD6ACABF994973B6.png" xlink:type="simple" xlink:show="embed" xlink:actuate="onLoad" draw:mime-type="image/png"/></draw:frame></text:p>
      <text:p text:style-name="P2"/>
      <text:p text:style-name="P2">2)</text:p>
      <text:p text:style-name="P2"><draw:frame draw:style-name="fr3" draw:name="Image2" text:anchor-type="as-char" svg:width="6.9252in" svg:height="3.2772in" draw:z-index="1"><draw:image xlink:href="Pictures/100000010000065B00000302A7BE5EBE59D11102.png" xlink:type="simple" xlink:show="embed" xlink:actuate="onLoad" draw:mime-type="image/png"/></draw:frame></text:p>
      <text:p text:style-name="P2"/>
      <text:p text:style-name="P3"><text:span text:style-name="T1">4</text:span>)</text:p>
      <text:p text:style-name="P2"><draw:frame draw:style-name="fr2" draw:name="Image3" text:anchor-type="as-char" svg:width="4.6571in" svg:height="4.4902in" draw:z-index="2"><draw:image xlink:href="Pictures/10000001000001BF000001AFB63A13D966BD35DF.png" xlink:type="simple" xlink:show="embed" xlink:actuate="onLoad" draw:mime-type="image/png"/></draw:frame></text:p>
      <text:p text:style-name="P2"/>
      <text:p text:style-name="P6"><text:span text:style-name="T2">5</text:span>)</text:p>
      <text:p text:style-name="P2"><draw:frame draw:style-name="fr4" draw:name="Image4" text:anchor-type="as-char" svg:width="6.9252in" svg:height="2.5335in" draw:z-index="3"><draw:image xlink:href="Pictures/1000000100000634000002458A9D06AA477907EB.png" xlink:type="simple" xlink:show="embed" xlink:actuate="onLoad" draw:mime-type="image/png"/></draw:frame></text:p>
      <text:p text:style-name="P2"/>
      <text:p text:style-name="P4">6)</text:p>
      <text:p text:style-name="P4"><draw:frame draw:style-name="fr3" draw:name="Image5" text:anchor-type="as-char" svg:width="6.9252in" svg:height="1.9366in" draw:z-index="4"><draw:image xlink:href="Pictures/100000010000062C000001BA97563E0D9F415D24.png" xlink:type="simple" xlink:show="embed" xlink:actuate="onLoad" draw:mime-type="image/png"/></draw:frame></text:p>
      <text:p text:style-name="P4"/>
      <text:p text:style-name="P4">7)</text:p>
      <text:p text:style-name="P4"><draw:frame draw:style-name="fr2" draw:name="Image6" text:anchor-type="as-char" svg:width="3.1362in" svg:height="2.4898in" draw:z-index="5"><draw:image xlink:href="Pictures/100000010000012D000000EFDB84047AB24E4848.png" xlink:type="simple" xlink:show="embed" xlink:actuate="onLoad" draw:mime-type="image/png"/></draw:frame></text:p>
      <text:p text:style-name="P4"/>
      <text:p text:style-name="P4"/>
      <text:p text:style-name="P5">8)</text:p>
      <text:p text:style-name="P4"><draw:frame draw:style-name="fr2" draw:name="Image7" text:anchor-type="as-char" svg:width="3.552in" svg:height="1.1252in" draw:z-index="6"><draw:image xlink:href="Pictures/10000001000001550000006CDFD180591DB105E7.png" xlink:type="simple" xlink:show="embed" xlink:actuate="onLoad" draw:mime-type="image/png"/></draw:frame></text:p>
      <text:p text:style-name="P4"/>
      <text:p text:style-name="P4">9)</text:p>
      <text:p text:style-name="P4"><draw:frame draw:style-name="fr1" draw:name="Image8" text:anchor-type="char" svg:width="6.9252in" svg:height="3.8854in" draw:z-index="7"><draw:image xlink:href="Pictures/10000001000004EC000002C3890F684AFA5F50CD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1T15:53:49.943000000</meta:creation-date>
    <dc:date>2023-05-11T16:51:29.779000000</dc:date>
    <meta:editing-duration>PT7M19S</meta:editing-duration>
    <meta:editing-cycles>1</meta:editing-cycles>
    <meta:document-statistic meta:table-count="0" meta:image-count="8" meta:object-count="0" meta:page-count="4" meta:paragraph-count="17" meta:word-count="12" meta:character-count="45" meta:non-whitespace-character-count="43"/>
    <meta:generator>LibreOffice/7.3.4.2$Windows_X86_64 LibreOffice_project/728fec16bd5f605073805c3c9e7c4212a0120dc5</meta:generator>
  </office:meta>
</office:document-meta>
</file>